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3" style:family="paragraph" style:parent-style-name="Text_20_body" style:list-style-name="L2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 style:list-style-name="L1">
      <style:text-properties style:font-name="Cambria" fo:language="ru" fo:country="RU"/>
    </style:style>
    <style:style style:name="P5" style:family="paragraph" style:parent-style-name="Text_20_body" style:list-style-name="L2">
      <style:text-properties style:font-name="Cambria" fo:language="ru" fo:country="RU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1" style:font-weight-asian="bold" style:font-name-complex="Times New Roman1" style:font-weight-complex="bold"/>
    </style:style>
    <style:style style:name="T8" style:family="text">
      <style:text-properties fo:language="ru" fo:country="RU"/>
    </style:style>
    <style:style style:name="T9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1.03cm" svg:height="0.951cm" draw:z-index="0"><draw:image xlink:href="../../odt/images/0211.png" xlink:type="simple" xlink:show="embed" xlink:actuate="onLoad"/></draw:frame></text:p>
          </table:table-cell>
          <table:table-cell table:style-name="Table1.B1" office:value-type="string">
            <text:h text:style-name="P6" text:outline-level="1">Гистограмма распределения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1">| скалярный<text:span text:style-name="T8"> </text:span>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93cm" svg:height="1.48cm" draw:z-index="1"><draw:image xlink:href="../../odt/images/0211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Этот блок предназначен для построения плотности вероятности распределения сигнала (гистограммы).</text:p>
            <text:p text:style-name="P2"><text:span text:style-name="T6">Алгоритм расчёта</text:span> плотности вероятности следующий:</text:p>
            <text:list xml:id="list3456768883228322009" text:style-name="L1">
              <text:list-item>
                <text:p text:style-name="P4"><text:span text:style-name="T9">Сначала вычисляется минимальное и максимальное значения случайного сигнала</text:span><text:span text:style-name="T9"><draw:frame draw:style-name="fr3" draw:name="Объект1" text:anchor-type="as-char" svg:width="2.598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9">.</text:span></text:p>
              </text:list-item>
              <text:list-item>
                <text:p text:style-name="P4"><text:span text:style-name="T9">Весь интервал</text:span><text:span text:style-name="T9"><draw:frame draw:style-name="fr3" draw:name="Объект2" text:anchor-type="as-char" svg:width="2.519cm" svg:height="0.68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разбивается на заданное число интервалов </text:span><text:span text:style-name="T7">m</text:span><text:span text:style-name="T9">, причём границы каждого интервала рассчитываются по формулам:<text:line-break/></text:span><text:span text:style-name="T9"><draw:frame draw:style-name="fr3" draw:name="Объект3" text:anchor-type="as-char" svg:width="4.949cm" svg:height="1.265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9"><text:line-break/>где L – левая граница i-го интервала; R – правая граница i-го интервала.<text:line-break/>Ширина интервала:<text:line-break/></text:span><text:span text:style-name="T9"><draw:frame draw:style-name="fr3" draw:name="Объект4" text:anchor-type="as-char" svg:width="3.418cm" svg:height="1.2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      </text:list-item>
              <text:list-item>
                <text:p text:style-name="P4"><text:span text:style-name="T9">Затем рассчитывается число попаданий величины в i-й интервал</text:span><text:span text:style-name="T9"><draw:frame draw:style-name="fr3" draw:name="Объект5" text:anchor-type="as-char" svg:width="0.734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.</text:span></text:p>
              </text:list-item>
              <text:list-item>
                <text:p text:style-name="P4"><text:span text:style-name="T9">Плотность вероятности в i-м интервале оценивается по формуле:<text:line-break/></text:span><text:span text:style-name="T9"><draw:frame draw:style-name="fr3" draw:name="Объект6" text:anchor-type="as-char" svg:width="2.328cm" svg:height="1.24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9">,<text:line-break/>где n – размер выборки.</text:span></text:p>
              </text:list-item>
            </text:list>
            <text:p text:style-name="P2">Блок имеет 1 <text:span text:style-name="T4">входной</text:span> порт и 2 <text:span text:style-name="T4">выходных</text:span> порта.</text:p>
            <text:p text:style-name="P2">Входной сигнал должен быть <text:span text:style-name="T6">скалярным</text:span>.</text:p>
            <text:p text:style-name="P2">Сигнал на 1-ом выходном порте – вектор середин интервалов гистограммы. </text:p>
            <text:p text:style-name="P2">Сигнал на 2-ом выходном порте – вектор значений гистограммы. </text:p>
            <text:p text:style-name="P2">Размерность выходов одинакова и соответствует свойству <text:span text:style-name="T4">Число интервалов</text:span>.</text:p>
            <text:p text:style-name="P2"><text:span text:style-name="T6">Свойства</text:span>:</text:p>
            <text:list xml:id="list7885784997672653743" text:style-name="L2">
              <text:list-item>
                <text:p text:style-name="P3">Размер серии – значение этого свойства определяет размер серии в выборке.</text:p>
              </text:list-item>
              <text:list-item>
                <text:p text:style-name="P5"><text:span text:style-name="T9">Расчет по всей выборке (</text:span><text:span text:style-name="T7">Да</text:span><text:span text:style-name="T9"> или </text:span><text:span text:style-name="T7">Нет</text:span><text:span text:style-name="T9">) – если это свойство имеет значение </text:span><text:span text:style-name="T7">Да</text:span><text:span text:style-name="T9"> то </text:span><text:span text:style-name="T5">плотность вероятности</text:span><text:span text:style-name="T9"> рассчитывается по всей выборке и усредняется. Если свойство имеет значение </text:span><text:span text:style-name="T7">Нет</text:span><text:span text:style-name="T9">, то </text:span><text:span text:style-name="T5">плотность вероятности</text:span><text:span text:style-name="T9"> вычисляется по отдельным сериям.</text:span></text:p>
              </text:list-item>
              <text:list-item>
                <text:p text:style-name="P5"><text:span text:style-name="T9">Период квантования – значение этого </text:span><text:span text:style-name="T9">свойства</text:span><text:span text:style-name="T9"> определяет длительность временного интервала между </text:span><text:span text:style-name="T5">двумя последовательными</text:span><text:span text:style-name="T9"> считываниями значений сигнала на входе блока. Если это свойство равно </text:span><text:span text:style-name="T7">0</text:span><text:span text:style-name="T9"> (нулю), то </text:span><text:soft-page-break/><text:span text:style-name="T9">считывание производится с периодом, </text:span><text:span text:style-name="T5">равным шагу интегрирования</text:span><text:span text:style-name="T9">.</text:span></text:p>
              </text:list-item>
              <text:list-item>
                <text:p text:style-name="P5"><text:span text:style-name="T9">Удаление линейного тренда (</text:span><text:span text:style-name="T7">Да</text:span><text:span text:style-name="T9"> или </text:span><text:span text:style-name="T7">Нет</text:span><text:span text:style-name="T9">) – если это свойство имеет значение </text:span><text:span text:style-name="T7">Да</text:span><text:span text:style-name="T9">, то из массива </text:span><text:span text:style-name="T5">накопленных</text:span><text:span text:style-name="T9"> значений входного сигнала предварительно вычитается линейный тренд.</text:span></text:p>
              </text:list-item>
              <text:list-item>
                <text:p text:style-name="P5"><text:span text:style-name="T9">Нижняя граница – значение этого </text:span><text:span text:style-name="T9">свойства</text:span><text:span text:style-name="T9"> определяет положение </text:span><text:span text:style-name="T5">левой</text:span><text:span text:style-name="T9"> границы при построении гистограммы.</text:span></text:p>
              </text:list-item>
              <text:list-item>
                <text:p text:style-name="P5"><text:span text:style-name="T9">Верхняя граница – значение этого </text:span><text:span text:style-name="T9">свойства</text:span><text:span text:style-name="T9"> определяет положение </text:span><text:span text:style-name="T5">правой</text:span><text:span text:style-name="T9"> границы при построении гистограммы.</text:span></text:p>
              </text:list-item>
              <text:list-item>
                <text:p text:style-name="P5"><text:span text:style-name="T9">Число интервалов – значение этого </text:span><text:span text:style-name="T9">свойства</text:span><text:span text:style-name="T9"> определяет количество </text:span><text:span text:style-name="T5">интервалов разбиения</text:span><text:span text:style-name="T9"> </text:span><text:span text:style-name="T7">m</text:span><text:span text:style-name="T9"> </text:span><text:span text:style-name="T9">при построении графика плотности вероятности.</text:span></text:p>
              </text:list-item>
              <text:list-item>
                <text:p text:style-name="P5"><text:span text:style-name="T9">Автоматически вычислять границы (</text:span><text:span text:style-name="T7">Да</text:span><text:span text:style-name="T9"> или </text:span><text:span text:style-name="T7">Нет</text:span><text:span text:style-name="T9">) – если это свойство имеет значение </text:span><text:span text:style-name="T7">Да</text:span><text:span text:style-name="T9">, то границы интервалов гистограммы вычисляются автоматически по первой серии, а далее границы интервалов не меняются. Если это свойство имеет значение </text:span><text:span text:style-name="T7">Нет</text:span><text:span text:style-name="T9">, то границы интервалов рассчитываются в соответствии со свойствами </text:span><text:span text:style-name="T5">Нижняя граница</text:span><text:span text:style-name="T9"> и </text:span><text:span text:style-name="T5">Верхняя граница</text:span><text:span text:style-name="T9">.</text:span></text:p>
              </text:list-item>
              <text:list-item>
                <text:p text:style-name="P5"><text:span text:style-name="T9">Выводимое значение (</text:span><text:span text:style-name="T7">Относительное число попаданий</text:span><text:span text:style-name="T9">, </text:span><text:span text:style-name="T7">Абсолютное число попаданий</text:span><text:span text:style-name="T9">, </text:span><text:span text:style-name="T7">Плотность вероятности абсолютная</text:span><text:span text:style-name="T9">, </text:span><text:span text:style-name="T7">Плотность вероятности относительная</text:span><text:span text:style-name="T9">) – наименование опций определяет тип рассчитываемой гистограммы</text:span><text:span text:style-name="T9">.</text:span><text:span text:style-name="T9"><text:line-break/>Если выбрана опция </text:span><text:span text:style-name="T7">Абсолютное число попаданий</text:span><text:span text:style-name="T9">, то выводится число значений</text:span><text:span text:style-name="T9"><draw:frame draw:style-name="fr3" draw:name="Объект7" text:anchor-type="as-char" svg:width="0.734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9">, попавших в i-й интервал.<text:line-break/>Если выбрана опция </text:span><text:span text:style-name="T7">Относительное число попаданий</text:span><text:span text:style-name="T9">, то выводится отношение числа значений</text:span><text:span text:style-name="T9"><draw:frame draw:style-name="fr3" draw:name="Объект8" text:anchor-type="as-char" svg:width="0.734cm" svg:height="0.62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9">, попавших в i-й интервал, к размеру выборки</text:span><text:span text:style-name="T9"><draw:frame draw:style-name="fr3" draw:name="Объект9" text:anchor-type="as-char" svg:width="0.639cm" svg:height="0.549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9">.<text:line-break/>Если выбрана опция </text:span><text:span text:style-name="T7">Плотность вероятности абсолютная</text:span><text:span text:style-name="T9">, то выводится значение эмпирической плотности вероятности</text:span><text:span text:style-name="T9"><draw:frame draw:style-name="fr3" draw:name="Объект10" text:anchor-type="as-char" svg:width="1.162cm" svg:height="1.24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9">, где h – ширина интервала гистограммы.<text:line-break/>Если выбрана опция </text:span><text:span text:style-name="T7">Плотность вероятности нормированная</text:span><text:span text:style-name="T9">, то из исходного сигнала вычитается среднее значение, на первом выходном порте –</text:span><text:span text:style-name="T9"> </text:span><text:span text:style-name="T9">отношение координаты середины интервала к среднеквадратическому отклонению, а на втором выходном порте – произведение абсолютной плотности вероятности на среднеквадратическое отклонение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стограмма распределения</dc:title>
    <dc:date>2014-12-01T18:19:48.33</dc:date>
    <meta:generator>OpenOffice/4.1.1$Win32 OpenOffice.org_project/411m6$Build-9775</meta:generator>
    <meta:editing-duration>PT7H26M51S</meta:editing-duration>
    <meta:editing-cycles>181</meta:editing-cycles>
    <meta:document-statistic meta:table-count="1" meta:image-count="2" meta:object-count="10" meta:page-count="2" meta:paragraph-count="27" meta:word-count="446" meta:character-count="330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x</mi>
        <mi mathvariant="italic">min</mi>
      </msub>
      <mi/>
      <mi>и</mi>
      <mi/>
      <msub>
        <mi>x</mi>
        <mi mathvariant="italic">max</mi>
      </msub>
    </mrow>
    <annotation encoding="StarMath 5.0">x_min ~ и ~ x_max</annotation>
  </semantics>
</math>
</file>

<file path=Object 10/content.xml><?xml version="1.0" encoding="utf-8"?>
<math xmlns="http://www.w3.org/1998/Math/MathML">
  <semantics>
    <mrow>
      <mfrac>
        <mrow>
          <msub>
            <mi>N</mi>
            <mi>i</mi>
          </msub>
        </mrow>
        <mrow>
          <mrow>
            <mi>N</mi>
            <mo stretchy="false">⋅</mo>
            <mi>h</mi>
          </mrow>
        </mrow>
      </mfrac>
    </mrow>
    <annotation encoding="StarMath 5.0">{N_i} over {N cdot h}</annotation>
  </semantics>
</math>
</file>

<file path=Object 2/content.xml><?xml version="1.0" encoding="utf-8"?>
<math xmlns="http://www.w3.org/1998/Math/MathML">
  <semantics>
    <mrow>
      <mfenced open="[" close="]">
        <mrow>
          <msub>
            <mi>x</mi>
            <mi mathvariant="italic">min</mi>
          </msub>
          <mi>,</mi>
          <mi/>
          <msub>
            <mi>x</mi>
            <mi mathvariant="italic">max</mi>
          </msub>
        </mrow>
      </mfenced>
    </mrow>
    <annotation encoding="StarMath 5.0">left [ x_min, ~ x_max right ]</annotation>
  </semantics>
</math>
</file>

<file path=Object 3/content.xml><?xml version="1.0" encoding="utf-8"?>
<math xmlns="http://www.w3.org/1998/Math/MathML">
  <semantics>
    <mtable>
      <mtr>
        <mtd>
          <mrow>
            <msub>
              <mi>L</mi>
              <mi>i</mi>
            </msub>
            <mrow>
              <mi/>
              <mo stretchy="false">=</mo>
              <mi/>
            </mrow>
            <msub>
              <mi>x</mi>
              <mi mathvariant="italic">min</mi>
            </msub>
            <mrow>
              <mi/>
              <mo stretchy="false">+</mo>
              <mi/>
            </mrow>
            <mrow>
              <mrow>
                <mo stretchy="false">(</mo>
                <mrow>
                  <mrow>
                    <mi>i</mi>
                    <mo stretchy="false">−</mo>
                    <mn>1</mn>
                  </mrow>
                </mrow>
                <mo stretchy="false">)</mo>
              </mrow>
              <mo stretchy="false">⋅</mo>
              <mi>h</mi>
            </mrow>
            <mi>,</mi>
          </mrow>
        </mtd>
      </mtr>
      <mtr>
        <mtd>
          <mrow>
            <msub>
              <mi>R</mi>
              <mi>i</mi>
            </msub>
            <mrow>
              <mi/>
              <mo stretchy="false">=</mo>
              <mi/>
            </mrow>
            <msub>
              <mi>x</mi>
              <mi mathvariant="italic">min</mi>
            </msub>
            <mrow>
              <mi/>
              <mo stretchy="false">+</mo>
              <mi/>
            </mrow>
            <mrow>
              <mi>i</mi>
              <mo stretchy="false">⋅</mo>
              <mi>h</mi>
            </mrow>
            <mi>,</mi>
          </mrow>
        </mtd>
      </mtr>
    </mtable>
    <annotation encoding="StarMath 5.0">alignl L_i ~=~ x_min ~+~ (i-1) cdot h ,
newline
alignl R_i ~=~ x_min ~+~~ i cdot h,</annotation>
  </semantics>
</math>
</file>

<file path=Object 4/content.xml><?xml version="1.0" encoding="utf-8"?>
<math xmlns="http://www.w3.org/1998/Math/MathML">
  <semantics>
    <mrow>
      <mi>h</mi>
      <mrow>
        <mi/>
        <mo stretchy="false">=</mo>
        <mi/>
      </mrow>
      <mfrac>
        <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row>
        <mrow>
          <mi>N</mi>
        </mrow>
      </mfrac>
    </mrow>
    <annotation encoding="StarMath 5.0">h ~=~ {x_max - x_min} over {N} </annotation>
  </semantics>
</math>
</file>

<file path=Object 5/content.xml><?xml version="1.0" encoding="utf-8"?>
<math xmlns="http://www.w3.org/1998/Math/MathML">
  <semantics>
    <mrow>
      <msub>
        <mi>N</mi>
        <mi>i</mi>
      </msub>
    </mrow>
    <annotation encoding="StarMath 5.0">N_i</annotation>
  </semantics>
</math>
</file>

<file path=Object 6/content.xml><?xml version="1.0" encoding="utf-8"?>
<math xmlns="http://www.w3.org/1998/Math/MathML">
  <semantics>
    <mrow>
      <msub>
        <mi>p</mi>
        <mi>i</mi>
      </msub>
      <mrow>
        <mi/>
        <mo stretchy="false">=</mo>
        <mi/>
      </mrow>
      <mfrac>
        <mrow>
          <msub>
            <mi>N</mi>
            <mi>i</mi>
          </msub>
        </mrow>
        <mrow>
          <mrow>
            <mi>n</mi>
            <mo stretchy="false">⋅</mo>
            <mi>h</mi>
          </mrow>
        </mrow>
      </mfrac>
    </mrow>
    <annotation encoding="StarMath 5.0">p_i ~=~ {N_i} over {n cdot h} </annotation>
  </semantics>
</math>
</file>

<file path=Object 7/content.xml><?xml version="1.0" encoding="utf-8"?>
<math xmlns="http://www.w3.org/1998/Math/MathML">
  <semantics>
    <mrow>
      <msub>
        <mi>N</mi>
        <mi>i</mi>
      </msub>
    </mrow>
    <annotation encoding="StarMath 5.0">N_i</annotation>
  </semantics>
</math>
</file>

<file path=Object 8/content.xml><?xml version="1.0" encoding="utf-8"?>
<math xmlns="http://www.w3.org/1998/Math/MathML">
  <semantics>
    <mrow>
      <msub>
        <mi>N</mi>
        <mi>i</mi>
      </msub>
    </mrow>
    <annotation encoding="StarMath 5.0">N_i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